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8b09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fo:font-style="normal" officeooo:rsid="03d48f0a" style:font-style-asian="normal" style:font-style-complex="normal"/>
    </style:style>
    <style:style style:name="T43" style:family="text">
      <style:text-properties fo:font-style="normal" officeooo:rsid="03d50618" style:font-style-asian="normal" style:font-style-complex="normal"/>
    </style:style>
    <style:style style:name="T44" style:family="text">
      <style:text-properties fo:font-style="normal" officeooo:rsid="03d84e74" style:font-style-asian="normal" style:font-style-complex="normal"/>
    </style:style>
    <style:style style:name="T45" style:family="text">
      <style:text-properties fo:font-style="normal" officeooo:rsid="03d8b098" style:font-style-asian="normal" style:font-style-complex="normal"/>
    </style:style>
    <style:style style:name="T46" style:family="text">
      <style:text-properties fo:font-style="normal" officeooo:rsid="03d94907" style:font-style-asian="normal" style:font-style-complex="normal"/>
    </style:style>
    <style:style style:name="T47" style:family="text">
      <style:text-properties officeooo:rsid="000a14f6"/>
    </style:style>
    <style:style style:name="T48" style:family="text">
      <style:text-properties officeooo:rsid="005714b7"/>
    </style:style>
    <style:style style:name="T49" style:family="text">
      <style:text-properties officeooo:rsid="00880dbe"/>
    </style:style>
    <style:style style:name="T50" style:family="text">
      <style:text-properties officeooo:rsid="007c6d62"/>
    </style:style>
    <style:style style:name="T51" style:family="text">
      <style:text-properties officeooo:rsid="01e21ff5"/>
    </style:style>
    <style:style style:name="T52" style:family="text">
      <style:text-properties officeooo:rsid="0233449b"/>
    </style:style>
    <style:style style:name="T53" style:family="text">
      <style:text-properties officeooo:rsid="02317916"/>
    </style:style>
    <style:style style:name="T54" style:family="text">
      <style:text-properties officeooo:rsid="02867bcd"/>
    </style:style>
    <style:style style:name="T55" style:family="text">
      <style:text-properties officeooo:rsid="0063a409"/>
    </style:style>
    <style:style style:name="T56" style:family="text">
      <style:text-properties officeooo:rsid="034a2232"/>
    </style:style>
    <style:style style:name="T57" style:family="text">
      <style:text-properties officeooo:rsid="0387836c"/>
    </style:style>
    <style:style style:name="T58" style:family="text">
      <style:text-properties officeooo:rsid="03a5b103"/>
    </style:style>
    <style:style style:name="T59" style:family="text">
      <style:text-properties officeooo:rsid="03a5e499"/>
    </style:style>
    <style:style style:name="T60" style:family="text">
      <style:text-properties style:font-name="EB Garamond 12 All SC" fo:font-style="normal" officeooo:rsid="03ab3c01" style:font-style-asian="normal" style:font-style-complex="normal"/>
    </style:style>
    <style:style style:name="T61" style:family="text">
      <style:text-properties style:font-name="EB Garamond 12 All SC" fo:font-style="normal" officeooo:rsid="03ad0f49" style:font-style-asian="normal" style:font-style-complex="normal"/>
    </style:style>
    <style:style style:name="T62" style:family="text">
      <style:text-properties officeooo:rsid="03b4652d"/>
    </style:style>
    <style:style style:name="T63" style:family="text">
      <style:text-properties officeooo:rsid="03b75219"/>
    </style:style>
    <style:style style:name="T64" style:family="text">
      <style:text-properties officeooo:rsid="03b7a900"/>
    </style:style>
    <style:style style:name="T65" style:family="text">
      <style:text-properties officeooo:rsid="03bc49f5"/>
    </style:style>
    <style:style style:name="T66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62">Esser-</text:span>Skala, 201<text:span text:style-name="T54">8</text:span></text:p>
      <text:p text:style-name="P23"/>
      <text:p text:style-name="P23"/>
      <text:p text:style-name="P18">© 201<text:span text:style-name="T54">8</text:span> by Wolfgang <text:span text:style-name="T62">Esser-</text:span>Skala. This edition is licensed under the<text:span text:style-name="T56"><text:line-break/></text:span>Creative Commons Attribution<text:span text:style-name="T49">-NonCommercial-ShareAlike</text:span> 4.0 International License.<text:span text:style-name="T56"><text:line-break/></text:span>To view a copy of this license, visit http://creativecommons.org/licenses/by<text:span text:style-name="T50">-nc-sa</text:span>/4.0/.</text:p>
      <text:p text:style-name="P17"/>
      <text:p text:style-name="P19">Music engraving by LilyPond 2.18.0 (http://www.lilypond.org).<text:span text:style-name="T48"><text:line-break/>Front matter</text:span> typeset with EB Garamond (http://www.georgduffner.at/ebgaramond).</text:p>
      <text:p text:style-name="P23"/>
      <text:p text:style-name="P16">First <text:span text:style-name="T51">version</text:span>, <text:span text:style-name="T66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5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58">23,1</text:span>).</text:p>
      <text:p text:style-name="P3"/>
      <text:p text:style-name="P4">In general, this edition closely follows the <text:span text:style-name="T57">manuscript</text:span>. Any changes <text:span text:style-name="T47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60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61">s e q u e n t i a</text:span></text:p>
      <text:p text:style-name="P7"/>
      <text:p text:style-name="P13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40"><text:line-break/><text:line-break/>322–367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341, 342, 351, 352, 355, and 357.<text:line-break/><text:tab/><text:tab/></text:span><text:span text:style-name="T24">The remaining bass figures</text:span><text:span text:style-name="T25"> </text:span><text:span text:style-name="T24">were added by the editor.</text:span><text:span text:style-name="T41"><text:line-break/>337<text:tab/>vla<text:tab/>3rd quarter in Ms: f′4</text:span><text:span text:style-name="T42"><text:line-break/><text:line-break/>368–455<text:tab/>org<text:tab/></text:span><text:span text:style-name="T39">Bass figures missing in Ms.</text:span><text:span text:style-name="T15"><text:line-break/></text:span><text:soft-page-break/><text:span text:style-name="T43">515</text:span><text:span text:style-name="T42">–</text:span><text:span text:style-name="T43">553</text:span><text:span text:style-name="T42"><text:tab/>org<text:tab/></text:span><text:span text:style-name="T39">Bass figures missing in Ms.</text:span><text:span text:style-name="T44"><text:line-break/><text:line-break/></text:span><text:span text:style-name="T43">5</text:span><text:span text:style-name="T44">80</text:span><text:span text:style-name="T42">–</text:span><text:span text:style-name="T44">666</text:span><text:span text:style-name="T42"><text:tab/>org<text:tab/></text:span><text:span text:style-name="T39">Bass figures missing in Ms.</text:span><text:span text:style-name="T45"><text:line-break/><text:line-break/></text:span><text:span text:style-name="T46">667–733<text:tab/>–<text:tab/>All quarter grace notes have been written out.<text:line-break/></text:span><text:span text:style-name="T45">667</text:span><text:span text:style-name="T42">–</text:span><text:span text:style-name="T45">733</text:span><text:span text:style-name="T42"><text:tab/>org<text:tab/></text:span><text:span text:style-name="T39">Bass figures missing in Ms.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53">wolfgang</text:span> (at) <text:span text:style-name="T52">esser-skala</text:span>.at<text:span text:style-name="T53"> or create an issue or pull request on the edition’s GitHub page (https://github.com/skafdasschaf/ 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18">October</text:span><text:span text:style-name="T7"> 201</text:span><text:span text:style-name="T8">8</text:span><text:line-break/>Wolfgang <text:span text:style-name="T62">Esser-</text:span>Skala</text:p>
      <text:p text:style-name="P29"/>
      <text:p text:style-name="P27"><text:span text:style-name="T56"><text:line-break/></text:span>C O N T E N T S</text:p>
      <text:p text:style-name="P21"/>
      <text:p text:style-name="P20"/>
      <text:p text:style-name="P15">Introitus</text:p>
      <text:p text:style-name="P22"><text:tab/>1<text:span text:style-name="T59">.1</text:span><text:tab/><text:span text:style-name="T63">Requiem</text:span><text:tab/><text:span text:style-name="T65">2<text:line-break/><text:line-break/></text:span><text:span text:style-name="T3">Kyrie</text:span><text:span text:style-name="T63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64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29T21:08:27.423035965</dc:date>
    <dc:creator>Wolfgang Skala</dc:creator>
    <meta:editing-duration>P10DT9H57M58S</meta:editing-duration>
    <meta:editing-cycles>904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658" meta:character-count="3624" meta:non-whitespace-character-count="2969"/>
  </office:meta>
</office:document-meta>
</file>